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8c1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8c1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8c1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8c1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8c1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8c1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8c1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8c1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8c1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8c1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8c1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8c1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8c1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8c1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8c1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8c1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8c1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e Alejandro España Guaregu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607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Jesus  España Guer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7884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0.0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